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20000000C8F9B73858A43E364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166cm" svg:height="7.583cm" svg:x="3.528cm" svg:y="1.8cm">
          <draw:image xlink:href="Pictures/1000020100000320000000C8F9B73858A43E364B.png" xlink:type="simple" xlink:show="embed" xlink:actuate="onLoad" loext:mime-type="image/png">
            <text:p/>
          </draw:image>
        </draw:frame>
        <draw:frame draw:style-name="gr1" draw:text-style-name="P1" draw:layer="layout" svg:width="21.166cm" svg:height="7.583cm" svg:x="3cm" svg:y="5.017cm">
          <draw:image xlink:href="Pictures/1000020100000320000000C8F9B73858A43E36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8-02T22:04:34.099000433</meta:creation-date>
    <dc:date>2019-08-02T22:08:18.253655920</dc:date>
    <meta:editing-duration>PT2M13S</meta:editing-duration>
    <meta:editing-cycles>3</meta:editing-cycles>
    <meta:generator>LibreOfficeDev/6.4.0.0.alpha0$Linux_X86_64 LibreOffice_project/26c2cea1ab0efeb3ea641c335472e411dab2e928</meta:generator>
    <meta:document-statistic meta:object-count="25"/>
  </office:meta>
</office:document-meta>
</file>